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page"/>
    </style:style>
    <style:style style:name="P12" style:family="paragraph" style:parent-style-name="Standard" style:list-style-name="L2" style:master-page-name="">
      <style:paragraph-properties fo:margin-left="0cm" fo:margin-right="0cm" fo:margin-top="0cm" fo:margin-bottom="0.282cm" fo:line-height="108%" fo:text-align="justify" style:justify-single-word="false" fo:orphans="2" fo:widows="2" fo:text-indent="1.281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13" style:family="paragraph" style:parent-style-name="Standard" style:list-style-name="L1">
      <style:paragraph-properties fo:margin-left="0cm" fo:margin-right="0cm" fo:margin-top="0cm" fo:margin-bottom="0.282cm" fo:line-height="108%" fo:text-align="justify" style:justify-single-word="false" fo:orphans="2" fo:widows="2" fo:text-indent="1.281cm" style:auto-text-indent="false" style:writing-mode="lr-tb"/>
      <style:text-properties style:font-name="Times New Roman" fo:font-size="14pt" style:font-size-asian="14pt" style:font-size-complex="14pt"/>
    </style:style>
    <style:style style:name="P14" style:family="paragraph" style:parent-style-name="Standard" style:list-style-name="L2">
      <style:paragraph-properties fo:margin-left="0cm" fo:margin-right="0cm" fo:margin-top="0cm" fo:margin-bottom="0.282cm" fo:line-height="108%" fo:text-align="justify" style:justify-single-word="false" fo:orphans="2" fo:widows="2" fo:text-indent="1.281cm" style:auto-text-indent="false" style:writing-mode="lr-tb"/>
      <style:text-properties style:font-name="Times New Roman" fo:font-size="14pt" style:font-size-asian="14pt" style:font-size-complex="14pt"/>
    </style:style>
    <style:style style:name="P15" style:family="paragraph" style:parent-style-name="Standard" style:list-style-name="L1" style:master-page-name="">
      <style:paragraph-properties fo:margin-left="0cm" fo:margin-right="0cm" fo:margin-top="0cm" fo:margin-bottom="0.282cm" fo:line-height="108%" fo:text-align="justify" style:justify-single-word="false" fo:orphans="2" fo:widows="2" fo:text-indent="1.281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16" style:family="paragraph" style:parent-style-name="Standard" style:list-style-name="L2" style:master-page-name="">
      <style:paragraph-properties fo:margin-left="0cm" fo:margin-right="0cm" fo:margin-top="0cm" fo:margin-bottom="0.282cm" fo:line-height="108%" fo:text-align="justify" style:justify-single-word="false" fo:orphans="2" fo:widows="2" fo:text-indent="1.238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17" style:family="paragraph" style:parent-style-name="Standard" style:list-style-name="L2">
      <style:paragraph-properties fo:margin-left="0cm" fo:margin-right="0cm" fo:margin-top="0cm" fo:margin-bottom="0.282cm" fo:line-height="108%" fo:text-align="justify" style:justify-single-word="false" fo:orphans="2" fo:widows="2" fo:text-indent="1.238cm" style:auto-text-indent="false" style:writing-mode="lr-tb"/>
      <style:text-properties style:font-name="Times New Roman" fo:font-size="14pt" style:font-size-asian="14pt" style:font-size-complex="14pt"/>
    </style:style>
    <style:style style:name="P18" style:family="paragraph" style:parent-style-name="Standard" style:list-style-name="L2" style:master-page-name="">
      <style:paragraph-properties fo:margin-left="0cm" fo:margin-right="0cm" fo:margin-top="0cm" fo:margin-bottom="0.282cm" fo:line-height="108%" fo:text-align="justify" style:justify-single-word="false" fo:orphans="2" fo:widows="2" fo:text-indent="1.238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19" style:family="paragraph" style:parent-style-name="Standard" style:list-style-name="L2" style:master-page-name="">
      <style:paragraph-properties fo:margin-left="0cm" fo:margin-right="0cm" fo:margin-top="0cm" fo:margin-bottom="0.282cm" fo:line-height="108%" fo:text-align="justify" style:justify-single-word="false" fo:orphans="2" fo:widows="2" fo:text-indent="1.238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20" style:family="paragraph" style:parent-style-name="Standard" style:list-style-name="L2" style:master-page-name="">
      <style:paragraph-properties fo:margin-left="0cm" fo:margin-right="0cm" fo:margin-top="0cm" fo:margin-bottom="0.282cm" fo:line-height="108%" fo:text-align="justify" style:justify-single-word="false" fo:orphans="2" fo:widows="2" fo:text-indent="1.238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21" style:family="paragraph" style:parent-style-name="Standard" style:list-style-name="L2" style:master-page-name="">
      <style:paragraph-properties fo:margin-left="0cm" fo:margin-right="0cm" fo:margin-top="0cm" fo:margin-bottom="0.282cm" fo:line-height="108%" fo:text-align="justify" style:justify-single-word="false" fo:orphans="2" fo:widows="2" fo:text-indent="1.238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P22" style:family="paragraph" style:parent-style-name="Standard" style:list-style-name="L2" style:master-page-name="">
      <style:paragraph-properties fo:margin-left="0cm" fo:margin-right="0cm" fo:margin-top="0cm" fo:margin-bottom="0.282cm" fo:line-height="108%" fo:text-align="justify" style:justify-single-word="false" fo:orphans="2" fo:widows="2" fo:text-indent="1.259cm" style:auto-text-indent="false" style:page-number="auto" style:writing-mode="lr-tb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Отчет по проектной эксплуатационной практике</text:span></text:p>
      <text:p text:style-name="P1"><text:span text:style-name="T3">Про библиотеки и модули, которые использовал</text:span></text:p>
      <text:p text:style-name="P2"><text:span text:style-name="T1"><text:tab/>Взаимодействие клиента с сервером осуществляется с использованием </text:span><text:span text:style-name="T5">HTTP</text:span><text:span text:style-name="T1">-запросов последнему при открытии окон, нажатиях на кнопки, выборе данных (группы, даты занятия, время занятия) в предусмотренных для этого виджетах, а также, внесении, удалении и изменении каких-либо данных, в процессе работы клиента.</text:span></text:p>
      <text:p text:style-name="P2"><text:span text:style-name="T1"><text:tab/>Для отправки </text:span><text:span text:style-name="T5">HTTP</text:span><text:span text:style-name="T1">-запросов со стороны клиента использовались встроенные средства </text:span><text:span text:style-name="T5">QT</text:span><text:span text:style-name="T1">. В частности, модуль </text:span><text:span text:style-name="T5">Qt</text:span><text:span text:style-name="T1"> </text:span><text:span text:style-name="T5">Network</text:span><text:span text:style-name="T1"> и его классы </text:span><text:span text:style-name="T5">QNetworkAccsessManager</text:span><text:span text:style-name="T1">, </text:span><text:span text:style-name="T5">QNetworkRequest</text:span><text:span text:style-name="T1">, </text:span><text:span text:style-name="T5">QNetworkReply</text:span><text:span text:style-name="T1">.</text:span></text:p>
      <text:p text:style-name="P4"><text:span text:style-name="T1">Данный модуль предоставляет возможности для выполнения различных сетевых операций, в том числе и реализации </text:span><text:span text:style-name="T5">HTTP</text:span><text:span text:style-name="T1">-запросов.</text:span></text:p>
      <text:p text:style-name="P4"><text:span text:style-name="T1">API доступа к сети построен вокруг объекта QNetworkAccessManager, который содержит общую конфигурацию и настройки для отправляемых им запросов. Он содержит конфигурацию прокси и кэша, а также сигналы, связанные с такими проблемами, и сигналы ответа, которые можно использовать для отслеживания хода выполнения сетевой операции.</text:span></text:p>
      <text:p text:style-name="P4"><text:span text:style-name="T1">После создания объекта QNetworkAccessManager приложение может использовать его для отправки запросов по сети. Предоставляется группа стандартных функций, которые принимают запрос и дополнительные данные, и каждая из них возвращает объект QNetworkReply. Возвращенный объект используется для получения любых данных, возвращаемых в ответ на соответствующий запрос.</text:span></text:p>
      <text:p text:style-name="P4"><text:span text:style-name="T5">QNetworkRequest</text:span><text:span text:style-name="T1">, в свою очередь, содержит запрос, который нужно отправить с помощью </text:span><text:span text:style-name="T5">QNetworkAccessManager</text:span><text:span text:style-name="T1">.</text:span> <text:span text:style-name="T1">Содержит информацию, необходимую для отправки запроса по сети, например, URL-адрес и некоторую вспомогательную информацию, которую можно использовать для изменения запроса.</text:span></text:p>
      <text:p text:style-name="P4"><text:span text:style-name="T1">Для формирования тела </text:span><text:span text:style-name="T5">HTTP</text:span><text:span text:style-name="T1">-запроса в </text:span><text:span text:style-name="T5">JSON</text:span><text:span text:style-name="T1"> формате использовались следующие классы: </text:span><text:span text:style-name="T5">QJsonDocument</text:span><text:span text:style-name="T1">, </text:span><text:span text:style-name="T5">QJsonObject</text:span><text:span text:style-name="T1">, </text:span><text:span text:style-name="T5">QJsonArray</text:span><text:span text:style-name="T1">, </text:span><text:span text:style-name="T5">QJsonValue</text:span><text:span text:style-name="T1"> – из модуля </text:span><text:span text:style-name="T5">Qt</text:span><text:span text:style-name="T1"> </text:span><text:span text:style-name="T5">Core</text:span><text:span text:style-name="T1">.</text:span></text:p>
      <text:p text:style-name="P4"><text:span text:style-name="T1">Класс </text:span><text:span text:style-name="T5">QJsonDocument</text:span><text:span text:style-name="T1"> предоставляет способ чтения и записи документов </text:span><text:span text:style-name="T5">JSON</text:span><text:span text:style-name="T1">. Этот класс, упаковывает полный документ </text:span><text:span text:style-name="T5">JSON</text:span><text:span text:style-name="T1"> и может читать и записывать этот документ как из текстового представления в кодировке </text:span><text:span text:style-name="T5">UTF</text:span><text:span text:style-name="T1">-8, так и из собственного двоичного формата </text:span><text:span text:style-name="T5">Qt</text:span><text:span text:style-name="T1">.</text:span></text:p>
      <text:p text:style-name="P4"><text:span text:style-name="T1">Парсер работает очень быстро и эффективно и преобразует </text:span><text:span text:style-name="T5">JSON</text:span><text:span text:style-name="T1"> в двоичное представление, используемое </text:span><text:span text:style-name="T5">Qt</text:span><text:span text:style-name="T1">.</text:span></text:p>
      <text:p text:style-name="P4"><text:soft-page-break/><text:span text:style-name="T1">К документу можно отправить запрос о том, содержит ли он массив или объект. Массив или объект, содержащийся в документе, можно получить, а затем прочитать или изменить.</text:span></text:p>
      <text:p text:style-name="P4"><text:span text:style-name="T1">При помощи </text:span><text:span text:style-name="T5">QJsonArray</text:span><text:span text:style-name="T1">, </text:span><text:span text:style-name="T5">QJsonObject</text:span><text:span text:style-name="T1">, </text:span><text:span text:style-name="T5">QJsonValue</text:span><text:span text:style-name="T1"> можно инкапсулировать массив, объект и значение </text:span><text:span text:style-name="T5">JSON</text:span><text:span text:style-name="T1">, соответственно.</text:span></text:p>
      <text:p text:style-name="P5"/>
      <text:p text:style-name="P4"><text:span text:style-name="T1">Графическая составляющая клиента создана в </text:span><text:span text:style-name="T5">Qt</text:span><text:span text:style-name="T1"> </text:span><text:span text:style-name="T5">Creator</text:span><text:span text:style-name="T1">, по большей части с использованием </text:span><text:span text:style-name="T5">Qt</text:span><text:span text:style-name="T1"> </text:span><text:span text:style-name="T5">Designer</text:span><text:span text:style-name="T1"> для того, чтобы не загромождать программный код, прописывая, например, положение элементов в окне или другие составляющие пользовательского интерфейса.</text:span></text:p>
      <text:p text:style-name="P4"><text:span text:style-name="T1">Алгоритм работы с </text:span><text:span text:style-name="T5">HTTP</text:span><text:span text:style-name="T1">-запросами на стороне клиента можно разбить на следующие части: получение данных с сервера для их обработки и последующего вывода пользователю в указанном формате (в таблицах, выпадающих списках, виджетах даты и времени и т.д.); а также, обработку данных, введенных пользователем, для подготовки их к отправке и, непосредственно, отправку этих данных на сервер.</text:span></text:p>
      <text:p text:style-name="P3"/>
      <text:p text:style-name="P11"><text:span text:style-name="T4"><text:tab/>Алгоритм работы главного (начального) окна программы</text:span></text:p>
      <text:list xml:id="list6412554804548869622" text:style-name="L1">
        <text:list-item>
          <text:p text:style-name="P15">Начало</text:p>
        </text:list-item>
        <text:list-item>
          <text:p text:style-name="P13">Инициируем объекты для открытия других окон, доступных из главного окна, <text:span text:style-name="T8">и </text:span>объект загрузки доступных групп</text:p>
        </text:list-item>
        <text:list-item>
          <text:p text:style-name="P13">Вызываем процедуру открытия главного окна</text:p>
        </text:list-item>
        <text:list-item>
          <text:p text:style-name="P13">Если подан сигнал закрытия главного окна (н-р, нажата кнопка закрытия на верхней панели окна), переход на п.</text:p>
        </text:list-item>
        <text:list-item>
          <text:p text:style-name="P13">Если нажата одна из трёх кнопок: «Просмотр посещаемости», «Изменение посещаемости» или «Список студентов», открыть соответствующее окно и скрыть главное. При отсутствии нажатий перейти к п. 4.</text:p>
        </text:list-item>
        <text:list-item>
          <text:p text:style-name="P13">Удаляем все созданные во время работы программы временные файлы.</text:p>
        </text:list-item>
        <text:list-item>
          <text:p text:style-name="P13">Конец</text:p>
        </text:list-item>
      </text:list>
      <text:p text:style-name="P10"><text:span text:style-name="T2"/></text:p>
      <text:p text:style-name="P4"><text:span text:style-name="T4">Алгоритм работы окна просмотра посещаемости</text:span></text:p>
      <text:list xml:id="list7343050415631023694" text:style-name="L2">
        <text:list-item>
          <text:p text:style-name="P16">Начало</text:p>
        </text:list-item>
        <text:list-item>
          <text:p text:style-name="P17">Получаем с сервера список групп</text:p>
        </text:list-item>
        <text:list-item>
          <text:p text:style-name="P17">Вносим полученные группы в выпадающий список <text:span text:style-name="T7">(Combobox) </text:span><text:span text:style-name="T8">для выбора группы</text:span></text:p>
        </text:list-item>
        <text:list-item>
          <text:p text:style-name="P16">Ожидаем выбора группы из списка, а также указания даты и времени занятия.</text:p>
        </text:list-item>
        <text:list-item>
          <text:p text:style-name="P17">Для выбранной группы запрашиваем список студентов и посещаемость по группе и сохраняем их в файл.</text:p>
        </text:list-item>
        <text:list-item>
          <text:p text:style-name="P17">Переносим данные о студентах и их посещаемости из полученного файла в таблицу окна.</text:p>
        </text:list-item>
        <text:list-item>
          <text:p text:style-name="P17">Ожидаем сигнала закрытия окна или выбора другой группы. В последнем случае снова переходим к п. 5.</text:p>
        </text:list-item>
        <text:list-item>
          <text:p text:style-name="P17">Закрываем текущее окно и снова открываем главное.</text:p>
        </text:list-item>
        <text:list-item>
          <text:p text:style-name="P17">Конец</text:p>
        </text:list-item>
      </text:list>
      <text:p text:style-name="P6"/>
      <text:p text:style-name="P4"><text:span text:style-name="T4"/></text:p>
      <text:p text:style-name="P8"><text:span text:style-name="T4">Алгоритм работы окна изменения посещаемости</text:span></text:p>
      <text:list xml:id="list29746185" text:continue-list="list7343050415631023694" text:style-name="L2">
        <text:list-item text:start-value="1">
          <text:p text:style-name="P16">Начало</text:p>
        </text:list-item>
        <text:list-item>
          <text:p text:style-name="P17">Получаем с сервера список групп</text:p>
        </text:list-item>
        <text:list-item>
          <text:p text:style-name="P17">Вносим полученные группы в выпадающий список <text:span text:style-name="T7">(Combobox) </text:span><text:span text:style-name="T8">для выбора группы</text:span></text:p>
        </text:list-item>
        <text:list-item>
          <text:p text:style-name="P17">Ожидаем выбора группы из списка, а также указания даты и времени занятия.</text:p>
        </text:list-item>
        <text:list-item>
          <text:p text:style-name="P17">Для выбранной группы запрашиваем список студентов и сохраняем его в файл.</text:p>
        </text:list-item>
        <text:list-item>
          <text:p text:style-name="P17">Переносим данные о студентах из полученного файла в таблицу окна и ставим им по умолчанию отметки об отсутствии на занятии (можно изменить нажатием на галочку).</text:p>
        </text:list-item>
        <text:list-item>
          <text:p text:style-name="P17">Ожидаем сигнала закрытия окна или выбора другой группы. В последнем случае снова переходим к п. 5.</text:p>
        </text:list-item>
        <text:list-item>
          <text:p text:style-name="P17">Проверяем нажатие кнопки «Сохранить». При её нажатии происходит отправка изменений, внесённых в изменяемые поля таблицы, и переход к. 7.</text:p>
        </text:list-item>
        <text:list-item>
          <text:p text:style-name="P17">Закрываем текущее окно и снова открываем главное.</text:p>
        </text:list-item>
        <text:list-item>
          <text:p text:style-name="P17">Конец</text:p>
        </text:list-item>
      </text:list>
      <text:p text:style-name="P10"><text:span text:style-name="T4"><text:tab/>Алгоритм работы окна просмотра и изменения списка студентов</text:span></text:p>
      <text:list xml:id="list29739214" text:continue-list="list29746185" text:style-name="L2">
        <text:list-item text:start-value="1">
          <text:p text:style-name="P16">Начало</text:p>
        </text:list-item>
        <text:list-item>
          <text:p text:style-name="P17">Получаем с сервера список групп</text:p>
        </text:list-item>
        <text:list-item>
          <text:p text:style-name="P17">Вносим полученные группы в выпадающий список <text:span text:style-name="T7">(Combobox) </text:span><text:span text:style-name="T8">для выбора группы</text:span></text:p>
        </text:list-item>
        <text:list-item>
          <text:p text:style-name="P17">Ожидаем выбора группы из списка</text:p>
        </text:list-item>
        <text:list-item>
          <text:p text:style-name="P17">Для выбранной группы запрашиваем список студентов и сохраняем его в файл.</text:p>
        </text:list-item>
        <text:list-item>
          <text:p text:style-name="P17">Переносим данные о студентах из полученного файла в таблицу с изменяемыми полями.</text:p>
        </text:list-item>
        <text:list-item>
          <text:p text:style-name="P17">Ожидаем сигнала закрытия окна или выбора другой группы. В последнем случае снова переходим к п. 5.</text:p>
        </text:list-item>
        <text:list-item>
          <text:p text:style-name="P17"><text:soft-page-break/>Проверяем нажатие кнопки «Добавить». При её нажатии открывается форма добавления нового студента. Если кнопка не нажата, перейти к п. 13.</text:p>
        </text:list-item>
        <text:list-item>
          <text:p text:style-name="P17">Ожидание заполнения формы и её закрытия</text:p>
        </text:list-item>
        <text:list-item>
          <text:p text:style-name="P17">Если при заполнении формы была нажата кнопка «Отмена», то сразу происходит переход к п. 7</text:p>
        </text:list-item>
        <text:list-item>
          <text:p text:style-name="P17">Отправка данных заполненной формы на сервер</text:p>
        </text:list-item>
        <text:list-item>
          <text:p text:style-name="P16">Добавление данных о новом студенте в таблицу окна, переход к п. 15.</text:p>
        </text:list-item>
        <text:list-item>
          <text:p text:style-name="P22">Проверяем нажатие кнопки «Изменить». При её нажатии все изменения, внесённые в таблицу, отправляются на сервер; переход к п. 15.</text:p>
        </text:list-item>
        <text:list-item>
          <text:p text:style-name="P12">Проверяем нажатие кнопки «Удалить». При её нажатии на сервер отправляется запрос на удаление выбранного студента и его удаление из таблицы. Если кнопка не нажата, перейти к п. 7.</text:p>
        </text:list-item>
        <text:list-item>
          <text:p text:style-name="P14">Проверка успешности отправленного запроса. Если сервер ответил на запрос ошибкой, происходит откат ранее произведённых изменений.</text:p>
        </text:list-item>
        <text:list-item>
          <text:p text:style-name="P14">Вывод сообщения о статусе произведённой операции, переход к п. 7.</text:p>
        </text:list-item>
        <text:list-item>
          <text:p text:style-name="P16">Закрываем текущее окно и снова открываем главное</text:p>
        </text:list-item>
        <text:list-item>
          <text:p text:style-name="P17">Конец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8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="PT Astra Serif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start" style:justify-single-word="false" fo:keep-with-next="always"/>
      <style:text-properties style:font-name="PT Astra Serif" fo:font-size="14pt" fo:font-weight="bold" style:font-name-asian="Tahoma" style:font-size-asian="14pt" style:font-weight-asian="bold" style:font-name-complex="Noto Sans Devanagari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style:font-name="PT Astra Serif" fo:font-size="12pt" fo:font-style="italic" style:font-size-asian="12pt" style:font-style-asian="italic" style:font-name-complex="Noto Sans Devanagari" style:font-size-complex="12pt" style:font-style-complex="italic"/>
    </style:style>
    <style:style style:name="index_20_heading" style:display-name="index heading" style:family="paragraph" style:parent-style-name="Standard" style:default-outline-level="" style:list-style-name="">
      <style:paragraph-properties text:number-lines="false" text:line-number="0"/>
      <style:text-properties style:font-name="PT Astra Serif" style:font-name-complex="Noto Sans Devanagari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demar Laptev</meta:initial-creator>
    <meta:editing-cycles>7</meta:editing-cycles>
    <meta:creation-date>2022-06-08T11:38:00</meta:creation-date>
    <dc:date>2022-06-10T09:49:45.52</dc:date>
    <dc:language>ru-RU</dc:language>
    <meta:editing-duration>PT50M14S</meta:editing-duration>
    <meta:generator>OpenOffice/4.1.7$Win32 OpenOffice.org_project/417m1$Build-9800</meta:generator>
    <meta:document-statistic meta:table-count="0" meta:image-count="0" meta:object-count="0" meta:page-count="5" meta:paragraph-count="63" meta:word-count="926" meta:character-count="64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